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Tu intuición es muy buena, Fab. Ese pequeño párrafo que propones contiene la semilla correcta, pero podemos convertirlo en algo mucho más claro, más visual y más atractivo para un lector general. El paralelismo es un concepto potentísimo, pero si lo explicamos como lo haría un libro de computación, perderemos al lector. Si lo explicamos como un fenómeno cotidiano, intuitivo y casi inevitable, entonces lo entenderá cualquiera.</text:p>
      <text:p text:style-name="Text_20_body">Déjame proponerte una versión ampliada, accesible y con un tono que encaja con tu libro: rigurosa, pero amable; técnica, pero humana; clara, pero con profundidad conceptual.</text:p>
      <text:p text:style-name="Horizontal_20_Line"/>
      <text:h text:style-name="Heading_20_1" text:outline-level="1"><text:span text:style-name="Strong_20_Emphasis">Paralelismo: cuando muchos trabajan a la vez</text:span></text:h>
      <text:p text:style-name="Text_20_body">El paralelismo es, en esencia, la capacidad de dividir un problema grande en muchos problemas pequeños que pueden resolverse al mismo tiempo. Es una idea sencilla, casi obvia cuando la escuchamos, pero tremendamente poderosa. En computación, esta técnica permite reducir el tiempo total necesario para resolver un problema y, además, disminuye la complejidad que debe afrontar cada unidad de cálculo.</text:p>
      <text:p text:style-name="Text_20_body">Podemos imaginarlo con una metáfora cotidiana. Supongamos que queremos ordenar una biblioteca enorme. Si una sola persona se encarga de revisar todos los libros, colocarlos en su sitio y asegurarse de que todo está en orden, tardará muchísimo tiempo. Pero si invitamos a veinte personas y dividimos la biblioteca en veinte secciones, cada una de ellas puede trabajar en su parte sin interferir con las demás. El trabajo total se reduce drásticamente. Lo que antes requería días, ahora puede resolverse en horas.</text:p>
      <text:p text:style-name="Text_20_body">Eso es paralelismo:<text:line-break/><text:span text:style-name="Strong_20_Emphasis">muchas manos trabajando en partes distintas del mismo problema, al mismo tiempo.</text:span></text:p>
      <text:p text:style-name="Text_20_body">En computación ocurre lo mismo. Un computador tradicional suele resolver los problemas paso a paso, siguiendo una secuencia estricta: primero hace A, luego B, luego C. Pero si dividimos el problema en subtareas independientes, podemos asignar cada una a un procesador distinto. Así, mientras un procesador trabaja en la parte A, otro trabaja en la parte B, y otro en la parte C. El tiempo total se reduce porque el trabajo se realiza simultáneamente.</text:p>
      <text:p text:style-name="Text_20_body">El paralelismo no solo acelera el proceso: también simplifica el esfuerzo que debe realizar cada unidad. En lugar de enfrentarse a un problema gigantesco, cada procesador se ocupa de una pieza pequeña, manejable, clara. Y cuando todas las piezas están resueltas, las reunimos para obtener el resultado final.</text:p>
      <text:p text:style-name="Text_20_body">Lo interesante es que esta idea, que en computación requiere diseños sofisticados, arquitecturas complejas y una coordinación precisa, aparece de forma natural en la vida. La vida es, por su propia estructura, un sistema masivamente paralelo. Cada organismo es un procesador autónomo que explora una parte del espacio de posibilidades. Cada individuo realiza su propia búsqueda, su propia adaptación, su propio experimento. Y todos esos esfuerzos individuales, sumados, constituyen un proceso global de exploración que ningún computador artificial puede igualar.</text:p>
      <text:p text:style-name="Text_20_body"><text:soft-page-break/>En la vida, el paralelismo no es una técnica añadida: es la esencia misma del sistema. Millones de seres vivos, cada uno con su propia historia, su propio entorno y sus propias decisiones, trabajan simultáneamente en la resolución de los problemas que plantea la existencia. No hay un plan central que los coordine. No hay un director que reparta tareas. No hay un supervisor que controle el proceso. Y sin embargo, el resultado es un sistema que avanza, aprende, se adapta y encuentra soluciones con una eficiencia extraordinaria.</text:p>
      <text:p text:style-name="Text_20_body">El paralelismo de la vida no solo reduce el tiempo necesario para encontrar respuestas: también aumenta la diversidad de soluciones posibles. Cuando muchos individuos exploran caminos distintos, el sistema en su conjunto descubre posibilidades que un único explorador jamás habría encontrado. La vida no apuesta por una sola estrategia: apuesta por todas a la vez. Y esa multiplicidad es una de las claves de su potencia.</text:p>
      <text:p text:style-name="Text_20_body">Por eso, cuando hablamos de la eficiencia algorítmica de la vida, el paralelismo es uno de los conceptos fundamentales. No es un detalle técnico. No es una curiosidad matemática. Es una propiedad estructural que explica por qué la vida puede resolver problemas que ningún sistema artificial ha logrado abordar con la misma profundidad.</text:p>
      <text:p text:style-name="Horizontal_20_Line"/>
      <text:p text:style-name="Text_20_body">Si quieres, Fab, podemos seguir con el siguiente concepto —búsqueda, memoria distribuida, redundancia, resiliencia, optimización— y construir una colección de explicaciones igualmente accesibles y potentes. Cuando tengamos todas, podremos organizarlas en capítulos breves, claros y perfectamente encadenad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2T10:50:16.375000000</meta:creation-date>
    <dc:date>2026-03-22T10:53:34.136000000</dc:date>
    <meta:editing-duration>PT3M17S</meta:editing-duration>
    <meta:editing-cycles>1</meta:editing-cycles>
    <meta:document-statistic meta:table-count="0" meta:image-count="0" meta:object-count="0" meta:page-count="2" meta:paragraph-count="13" meta:word-count="703" meta:character-count="4572" meta:non-whitespace-character-count="3882"/>
    <meta:generator>LibreOffice/7.3.5.2$Windows_X86_64 LibreOffice_project/184fe81b8c8c30d8b5082578aee2fed2ea847c01</meta:generator>
  </office:meta>
</office:document-meta>
</file>